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Header   </presentation:header-decl>
      <presentation:footer-decl presentation:name="ftr1">Footer</presentation:footer-decl>
      <presentation:date-time-decl presentation:name="dtd1" presentation:source="fixed">Date Fixed</presentation:date-time-decl>
      <draw:page draw:name="page1" draw:style-name="dp1" draw:master-page-name="Default" presentation:use-footer-name="ftr1" presentation:use-date-time-name="dtd1">
        <draw:frame draw:style-name="gr1" draw:text-style-name="P1" draw:layer="layout" svg:width="19cm" svg:height="3.806cm" svg:x="4cm" svg:y="4cm">
          <draw:text-box>
            <text:p text:style-name="P1">Under “View” -&gt; “Header – Footer...” the checkboxes have been unchecked on both tab pages.</text:p>
            <text:p text:style-name="P1">Except “Do not show on first slide” which is automatically checked.</text:p>
            <text:p text:style-name="P1">The MASTER elements of header- and footer (slide, notes, handout) have NOT been removed; they're still there!</text:p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51cm" svg:height="11.138cm" svg:x="3.068cm" svg:y="2.257cm" draw:page-number="1" presentation:class="page"/>
          <draw:frame presentation:style-name="pr1" draw:text-style-name="P2" draw:layer="layout" svg:width="16.79cm" svg:height="13.367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 presentation:use-header-name="hdr1" presentation:use-footer-name="ftr1" presentation:use-date-time-name="dtd1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4cm" svg:y="19.94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3" draw:text-style-name="P2" draw:layer="backgroundobjects" svg:width="9.108cm" svg:height="1.484cm" svg:x="0cm" svg:y="28.22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2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06$Build-8918</meta:generator>
    <meta:creation-date>2005-04-04T16:40:46</meta:creation-date>
    <dc:creator>Jogi Sievers</dc:creator>
    <dc:date>2005-06-24T14:41:55</dc:date>
    <dc:language>en-US</dc:language>
    <meta:editing-cycles>6</meta:editing-cycles>
    <meta:editing-duration>PT9M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